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9.275cm"/>
    </style:style>
    <style:style style:name="co9" style:family="table-column">
      <style:table-column-properties fo:break-before="auto" style:column-width="1.995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6.177cm"/>
    </style:style>
    <style:style style:name="co14" style:family="table-column">
      <style:table-column-properties fo:break-before="auto" style:column-width="8.26cm"/>
    </style:style>
    <style:style style:name="co15" style:family="table-column">
      <style:table-column-properties fo:break-before="auto" style:column-width="0.55cm"/>
    </style:style>
    <style:style style:name="co16" style:family="table-column">
      <style:table-column-properties fo:break-before="auto" style:column-width="6.918cm"/>
    </style:style>
    <style:style style:name="co17" style:family="table-column">
      <style:table-column-properties fo:break-before="auto" style:column-width="26.815cm"/>
    </style:style>
    <style:style style:name="co18" style:family="table-column">
      <style:table-column-properties fo:break-before="auto" style:column-width="11.278cm"/>
    </style:style>
    <style:style style:name="co19" style:family="table-column">
      <style:table-column-properties fo:break-before="auto" style:column-width="4.8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1.337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1.732cm" fo:break-before="auto" style:use-optimal-row-height="false"/>
    </style:style>
    <style:style style:name="ro6" style:family="table-row">
      <style:table-row-properties style:row-height="3.706cm" fo:break-before="auto" style:use-optimal-row-height="false"/>
    </style:style>
    <style:style style:name="ro7" style:family="table-row">
      <style:table-row-properties style:row-height="2.127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ro1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fo:background-color="#ffe994" fo:border="none" style:vertical-align="middle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fo:background-color="transparent" fo:border="none" style:vertical-align="middle"/>
      <style:text-properties style:use-window-font-color="true"/>
    </style:style>
    <style:style style:name="ce63" style:family="table-cell" style:parent-style-name="Default">
      <style:table-cell-properties fo:border="none"/>
      <style:text-properties style:use-window-font-color="true"/>
    </style:style>
    <style:style style:name="ce64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66" style:family="table-cell" style:parent-style-name="Default">
      <style:text-properties style:use-window-font-color="true"/>
    </style:style>
    <style:style style:name="ce67" style:family="table-cell" style:parent-style-name="Default">
      <style:table-cell-properties fo:background-color="#ffe994" fo:wrap-option="wrap" fo:border="none" style:vertical-align="middle"/>
      <style:text-properties style:use-window-font-color="true" fo:font-weight="normal" style:font-weight-asian="normal" style:font-weight-complex="normal"/>
    </style:style>
    <style:style style:name="ce68" style:family="table-cell" style:parent-style-name="Default">
      <style:table-cell-properties fo:background-color="transparent" fo:wrap-option="wrap" style:vertical-align="middle"/>
      <style:text-properties style:use-window-font-color="true"/>
    </style:style>
    <style:style style:name="ce69" style:family="table-cell" style:parent-style-name="Default">
      <style:table-cell-properties style:vertical-align="middle"/>
      <style:text-properties style:use-window-font-color="true" fo:font-weight="normal" style:font-weight-asian="normal" style:font-weight-complex="normal"/>
    </style:style>
    <style:style style:name="ce70" style:family="table-cell" style:parent-style-name="Default"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fo:background-color="transparent"/>
      <style:text-properties style:use-window-font-color="true"/>
    </style:style>
    <style:style style:name="ce73" style:family="table-cell" style:parent-style-name="Default">
      <style:table-cell-properties fo:background-color="#729fcf" fo:border="none" style:vertical-align="middle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ackground-color="transparent" fo:border="none" style:vertical-align="middle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order="none"/>
    </style:style>
    <style:style style:name="ce77" style:family="table-cell" style:parent-style-name="Default">
      <style:table-cell-properties fo:background-color="transparent" style:vertical-align="middle"/>
    </style:style>
    <style:style style:name="ce78" style:family="table-cell" style:parent-style-name="Default">
      <style:table-cell-properties fo:background-color="#729fcf" fo:wrap-option="wrap" fo:border="none" style:vertical-align="middle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fo:background-color="transparent" fo:wrap-option="wrap" style:vertical-align="middle"/>
    </style:style>
    <style:style style:name="ce80" style:family="table-cell" style:parent-style-name="Default">
      <style:table-cell-properties style:vertical-align="middle"/>
      <style:text-properties style:use-window-font-color="true"/>
    </style:style>
    <style:style style:name="ce81" style:family="table-cell" style:parent-style-name="Default">
      <style:table-cell-properties fo:background-color="#ff6d6d" fo:border="none" style:vertical-align="middle"/>
      <style:text-properties style:use-window-font-color="true"/>
    </style:style>
    <style:style style:name="ce82" style:family="table-cell" style:parent-style-name="Default">
      <style:table-cell-properties fo:background-color="#ff6d6d" fo:wrap-option="wrap" fo:border="none" style:vertical-align="middle"/>
      <style:text-properties style:use-window-font-color="true"/>
    </style:style>
    <style:style style:name="ce83" style:family="table-cell" style:parent-style-name="Default">
      <style:table-cell-properties fo:background-color="#ffb66c" fo:border="none" style:vertical-align="middle"/>
      <style:text-properties style:use-window-font-color="true"/>
    </style:style>
    <style:style style:name="ce84" style:family="table-cell" style:parent-style-name="Default">
      <style:table-cell-properties fo:background-color="#ffb66c" fo:wrap-option="wrap" fo:border="none" style:vertical-align="middle"/>
      <style:text-properties style:use-window-font-color="true"/>
    </style:style>
    <style:style style:name="ce85" style:family="table-cell" style:parent-style-name="Default">
      <style:table-cell-properties fo:background-color="#5983b0" fo:border="none" style:vertical-align="middle"/>
      <style:text-properties style:use-window-font-color="true"/>
    </style:style>
    <style:style style:name="ce86" style:family="table-cell" style:parent-style-name="Default">
      <style:table-cell-properties fo:background-color="#5983b0" fo:wrap-option="wrap" fo:border="none" style:vertical-align="middle"/>
      <style:text-properties style:use-window-font-color="true"/>
    </style:style>
    <style:style style:name="ce91" style:family="table-cell" style:parent-style-name="Default">
      <style:table-cell-properties fo:background-color="#81aca6" fo:border="none" style:vertical-align="middle"/>
      <style:text-properties style:use-window-font-color="true"/>
    </style:style>
    <style:style style:name="ce92" style:family="table-cell" style:parent-style-name="Default">
      <style:table-cell-properties fo:background-color="transparent" fo:border="none"/>
      <style:text-properties style:use-window-font-color="true"/>
    </style:style>
    <style:style style:name="ce93" style:family="table-cell" style:parent-style-name="Default">
      <style:table-cell-properties fo:background-color="#81aca6" fo:wrap-option="wrap" fo:border="none" style:vertical-align="middle"/>
      <style:text-properties style:use-window-font-color="true"/>
    </style:style>
    <style:style style:name="ce94" style:family="table-cell" style:parent-style-name="Default">
      <style:table-cell-properties fo:background-color="#bf819e" fo:border="none" style:vertical-align="middle"/>
      <style:text-properties style:use-window-font-color="true"/>
    </style:style>
    <style:style style:name="ce95" style:family="table-cell" style:parent-style-name="Default">
      <style:table-cell-properties fo:background-color="#bf819e" fo:wrap-option="wrap" fo:border="none" style:vertical-align="middle"/>
      <style:text-properties style:use-window-font-color="true"/>
    </style:style>
    <style:style style:name="ce42" style:family="table-cell" style:parent-style-name="Default">
      <style:table-cell-properties fo:background-color="#afd095" fo:border="none" style:vertical-align="middle"/>
      <style:text-properties style:use-window-font-color="true"/>
    </style:style>
    <style:style style:name="ce55" style:family="table-cell" style:parent-style-name="Default">
      <style:table-cell-properties fo:background-color="#afd095" fo:wrap-option="wrap" fo:border="none" style:vertical-align="middle"/>
      <style:text-properties style:use-window-font-color="true"/>
    </style:style>
    <style:style style:name="ce65" style:family="table-cell" style:parent-style-name="Default">
      <style:table-cell-properties fo:background-color="#b2b2b2" fo:border="none" style:vertical-align="middle"/>
      <style:text-properties style:use-window-font-color="true"/>
    </style:style>
    <style:style style:name="ce87" style:family="table-cell" style:parent-style-name="Default">
      <style:table-cell-properties fo:background-color="#b2b2b2" fo:wrap-option="wrap" fo:border="none" style:vertical-align="middle"/>
      <style:text-properties style:use-window-font-color="true"/>
    </style:style>
    <style:style style:name="ce100" style:family="table-cell" style:parent-style-name="Default">
      <style:table-cell-properties fo:background-color="#ec9ba4" fo:border="none" style:vertical-align="middle"/>
      <style:text-properties style:use-window-font-color="true"/>
    </style:style>
    <style:style style:name="ce101" style:family="table-cell" style:parent-style-name="Default">
      <style:table-cell-properties fo:background-color="#ec9ba4" fo:wrap-option="wrap" fo:border="none" style:vertical-align="middle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Gardien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typeSkill</text:p>
          </table:table-cell>
          <table:table-cell table:style-name="ce61" office:value-type="string" calcext:value-type="string">
            <text:p>group</text:p>
          </table:table-cell>
          <table:table-cell table:style-name="ce61" office:value-type="string" calcext:value-type="string">
            <text:p>speciality</text:p>
          </table:table-cell>
          <table:table-cell table:style-name="ce61" office:value-type="string" calcext:value-type="string">
            <text:p>level</text:p>
          </table:table-cell>
          <table:table-cell table:style-name="ce61" office:value-type="string" calcext:value-type="string">
            <text:p>timeCasting</text:p>
          </table:table-cell>
          <table:table-cell table:style-name="ce61" office:value-type="string" calcext:value-type="string">
            <text:p>timeReloading</text:p>
          </table:table-cell>
          <table:table-cell table:style-name="ce61" office:value-type="string" calcext:value-type="string">
            <text:p>image</text:p>
          </table:table-cell>
          <table:table-cell table:style-name="ce67" office:value-type="string" calcext:value-type="string">
            <text:p>description</text:p>
          </table:table-cell>
          <table:table-cell table:style-name="ce61" office:value-type="string" calcext:value-type="string">
            <text:p>caractsUse</text:p>
          </table:table-cell>
          <table:table-cell table:style-name="ce61" office:value-type="string" calcext:value-type="string">
            <text:p>caractsTarget</text:p>
          </table:table-cell>
          <table:table-cell table:style-name="ce61" office:value-type="string" calcext:value-type="string">
            <text:p>effect</text:p>
          </table:table-cell>
          <table:table-cell table:style-name="ce61" office:value-type="string" calcext:value-type="string">
            <text:p>effect0</text:p>
          </table:table-cell>
          <table:table-cell table:style-name="ce61" office:value-type="string" calcext:value-type="string">
            <text:p>effect1</text:p>
          </table:table-cell>
          <table:table-cell table:style-name="ce61" office:value-type="string" calcext:value-type="string">
            <text:p>effect2</text:p>
          </table:table-cell>
          <table:table-cell table:style-name="ce61" office:value-type="string" calcext:value-type="string">
            <text:p>effect3</text:p>
          </table:table-cell>
          <table:table-cell table:style-name="ce69" table:number-columns-repeated="1007"/>
          <table:table-cell table:style-name="ce70"/>
        </table:table-row>
        <table:table-row table:style-name="ro2">
          <table:table-cell office:value-type="string" calcext:value-type="string">
            <text:p>Barrière de détournement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Gardi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s projectiles qui vous touchent sont renvoyés vers ceux qui les ont lancés. Cela n'empêche toutefois pas ces projectiles d'avoir leur effet normal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rovoca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Gardi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voque les ennemis tout autour de vous. Narguez-les pour qu'ils vous attaquent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hamp de forc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Gardi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 Champ de force permet de créer une couche protectrice sur la cible. Un lien visible se crée entre le lanceur et la cibl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up handicapa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stropie la cible et tous les autres personnages proches à l'aide d'un grand balayage.</text:p>
          </table:table-cell>
          <table:table-cell office:value-type="string" calcext:value-type="string">
            <text:p>VIG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urbillon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ffectuez une attaque tourbillonnante, qui inflige des dégâts physiques aux ennemis autour de vous.</text:p>
          </table:table-cell>
          <table:table-cell office:value-type="string" calcext:value-type="string">
            <text:p>VIG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a total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écute une terrible attaque infligeant des dégâts physiqu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ge gardien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s dégâts subis par vos alliés à portée de corps à corps sont redirigés vers vou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i de rallieme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cible récupère de la vitalité et de l'armure magique en fonction du nombre d'alliés et de totems à proximité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ejet du Chaos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<text:s/>+4 à la CA contre les attaques des créatures chaotique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Rejet du Mal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+4 à la CA contre les attaques des créatures mauvaise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Puissance divine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Bonus à l’attaque, +6 en For et +1 pv/niveau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Délivrance de la paralysie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élivre de la paralysie, d’immobilisation et de lenteur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Épée sainte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’arme devient +5 et inflige +2d6 points de dégâts contre le Mal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Protection d’autrui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 PJ subit 1/2 dégâts à la place du suje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nnulation d’enchantement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ibère la cible des enchantements, des altérations, des malédictions et de la pétrification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Immunité contre les sorts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mmunise le sujet contre 1 sort/4 niveaux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Manteau du Chao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Gardie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+4 à la CA, bonus de résistance de +4 et RM de 25 contre les sorts de la Lo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Discours captivant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Gardie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aptive à 30 m (+ 3 m/niveau) à la rond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6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8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7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ine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4" table:default-cell-style-name="ce77"/>
        <table:table-column table:style-name="co7" table:default-cell-style-name="ce77"/>
        <table:table-column table:style-name="co8" table:default-cell-style-name="ce79"/>
        <table:table-column table:style-name="co9" table:default-cell-style-name="ce74"/>
        <table:table-column table:style-name="co10" table:default-cell-style-name="ce77"/>
        <table:table-column table:style-name="co11" table:number-columns-repeated="5" table:default-cell-style-name="ce77"/>
        <table:table-column table:style-name="co12" table:number-columns-repeated="1007" table:default-cell-style-name="ce77"/>
        <table:table-column table:style-name="co12" table:default-cell-style-name="ce75"/>
        <table:table-row table:style-name="ro1">
          <table:table-cell table:style-name="ce73" office:value-type="string" calcext:value-type="string">
            <text:p>name</text:p>
          </table:table-cell>
          <table:table-cell table:style-name="ce73" office:value-type="string" calcext:value-type="string">
            <text:p>typeSkill</text:p>
          </table:table-cell>
          <table:table-cell table:style-name="ce73" office:value-type="string" calcext:value-type="string">
            <text:p>group</text:p>
          </table:table-cell>
          <table:table-cell table:style-name="ce73" office:value-type="string" calcext:value-type="string">
            <text:p>speciality</text:p>
          </table:table-cell>
          <table:table-cell table:style-name="ce73" office:value-type="string" calcext:value-type="string">
            <text:p>level</text:p>
          </table:table-cell>
          <table:table-cell table:style-name="ce73" office:value-type="string" calcext:value-type="string">
            <text:p>timeCasting</text:p>
          </table:table-cell>
          <table:table-cell table:style-name="ce73" office:value-type="string" calcext:value-type="string">
            <text:p>timeReloading</text:p>
          </table:table-cell>
          <table:table-cell table:style-name="ce73" office:value-type="string" calcext:value-type="string">
            <text:p>image</text:p>
          </table:table-cell>
          <table:table-cell table:style-name="ce78" office:value-type="string" calcext:value-type="string">
            <text:p>description</text:p>
          </table:table-cell>
          <table:table-cell table:style-name="ce73" office:value-type="string" calcext:value-type="string">
            <text:p>caractsUse</text:p>
          </table:table-cell>
          <table:table-cell table:style-name="ce73" office:value-type="string" calcext:value-type="string">
            <text:p>caractsTarget</text:p>
          </table:table-cell>
          <table:table-cell table:style-name="ce73" office:value-type="string" calcext:value-type="string">
            <text:p>effect</text:p>
          </table:table-cell>
          <table:table-cell table:style-name="ce73" office:value-type="string" calcext:value-type="string">
            <text:p>effect0</text:p>
          </table:table-cell>
          <table:table-cell table:style-name="ce73" office:value-type="string" calcext:value-type="string">
            <text:p>effect1</text:p>
          </table:table-cell>
          <table:table-cell table:style-name="ce73" office:value-type="string" calcext:value-type="string">
            <text:p>effect2</text:p>
          </table:table-cell>
          <table:table-cell table:style-name="ce73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Piqué du phénix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Mo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bondissez dans les airs vers la position de la cible, en créant une surface de feu à l'atterrissage.</text:p>
          </table:table-cell>
          <table:table-cell office:value-type="string" calcext:value-type="string">
            <text:p>HAB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afal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Mo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rmet d'exécuter trois attaques rapides, infligeant chacune des dégâts physiqu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75" office:value-type="string" calcext:value-type="string">
            <text:p>Contrôle des vents </text:p>
          </table:table-cell>
          <table:table-cell office:value-type="string" calcext:value-type="string">
            <text:p>UTILE</text:p>
          </table:table-cell>
          <table:table-cell table:style-name="ce75"/>
          <table:table-cell table:style-name="ce75" office:value-type="string" calcext:value-type="string">
            <text:p>Dervich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5"/>
          <table:table-cell table:style-name="ce66" office:value-type="string" calcext:value-type="string">
            <text:p>Modifie la direction et la force du vent. </text:p>
          </table:table-cell>
          <table:table-cell office:value-type="string" calcext:value-type="string">
            <text:p>POU</text:p>
          </table:table-cell>
          <table:table-cell table:style-name="ce75"/>
          <table:table-cell table:number-columns-repeated="1013"/>
        </table:table-row>
        <table:table-row table:style-name="ro1">
          <table:table-cell table:style-name="Default" office:value-type="string" calcext:value-type="string">
            <text:p>Magie des ombres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Dervich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Reproduit les évocations de 4e niveau ou moins ; 20 % sont réelles. </text:p>
          </table:table-cell>
          <table:table-cell office:value-type="string" calcext:value-type="string">
            <text:p>POU</text:p>
          </table:table-cell>
          <table:table-cell table:style-name="Default"/>
          <table:table-cell table:number-columns-repeated="1013"/>
        </table:table-row>
        <table:table-row table:style-name="ro1" table:number-rows-repeated="49">
          <table:table-cell table:style-name="ce76"/>
          <table:table-cell table:style-name="Default" table:number-columns-repeated="8"/>
          <table:table-cell table:style-name="ce76"/>
          <table:table-cell table:style-name="Default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ssassin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81" office:value-type="string" calcext:value-type="string">
            <text:p>name</text:p>
          </table:table-cell>
          <table:table-cell table:style-name="ce81" office:value-type="string" calcext:value-type="string">
            <text:p>typeSkill</text:p>
          </table:table-cell>
          <table:table-cell table:style-name="ce81" office:value-type="string" calcext:value-type="string">
            <text:p>group</text:p>
          </table:table-cell>
          <table:table-cell table:style-name="ce81" office:value-type="string" calcext:value-type="string">
            <text:p>speciality</text:p>
          </table:table-cell>
          <table:table-cell table:style-name="ce81" office:value-type="string" calcext:value-type="string">
            <text:p>level</text:p>
          </table:table-cell>
          <table:table-cell table:style-name="ce81" office:value-type="string" calcext:value-type="string">
            <text:p>timeCasting</text:p>
          </table:table-cell>
          <table:table-cell table:style-name="ce81" office:value-type="string" calcext:value-type="string">
            <text:p>timeReloading</text:p>
          </table:table-cell>
          <table:table-cell table:style-name="ce81" office:value-type="string" calcext:value-type="string">
            <text:p>image</text:p>
          </table:table-cell>
          <table:table-cell table:style-name="ce82" office:value-type="string" calcext:value-type="string">
            <text:p>description</text:p>
          </table:table-cell>
          <table:table-cell table:style-name="ce81" office:value-type="string" calcext:value-type="string">
            <text:p>caractsUse</text:p>
          </table:table-cell>
          <table:table-cell table:style-name="ce81" office:value-type="string" calcext:value-type="string">
            <text:p>caractsTarget</text:p>
          </table:table-cell>
          <table:table-cell table:style-name="ce81" office:value-type="string" calcext:value-type="string">
            <text:p>effect</text:p>
          </table:table-cell>
          <table:table-cell table:style-name="ce81" office:value-type="string" calcext:value-type="string">
            <text:p>effect0</text:p>
          </table:table-cell>
          <table:table-cell table:style-name="ce81" office:value-type="string" calcext:value-type="string">
            <text:p>effect1</text:p>
          </table:table-cell>
          <table:table-cell table:style-name="ce81" office:value-type="string" calcext:value-type="string">
            <text:p>effect2</text:p>
          </table:table-cell>
          <table:table-cell table:style-name="ce81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5">
          <table:table-cell office:value-type="string" calcext:value-type="string">
            <text:p>Marque sanguin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arque la cible ennemie. Si celle-ci meurt dans les 2 prochains tours, vous récupérez de la vitalité. En revanche, si la cible survit, c'est elle qui se soigne complètemen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pli stratégiqu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éaliser un bond surnaturel dans une direc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Écran de fumé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ée tout autour de vous un nuage de fumée qui vous dissimul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ag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des dégâts physiques et Handicap à la cible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Premiers secour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ut rendre des PV à la cible. Une fois possible par blessure. Supprime Handicap, Renversement, Cécité, Silence, Hémorragie, Brûlure, Empoisonnement et Maladie.</text:p>
          </table:table-cell>
          <table:table-cell office:value-type="string" calcext:value-type="string">
            <text:p>IN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coche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re une flèche normale qui inflige des dégâts puis bifurque vers sa prochaine cible un maximum de 2 foi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ir dans le ciel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sautez dans les airs avant de tirer, ce qui vous permet de bénéficier d'un bonus aux dégât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ée de flèche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5 flèches s'abattent sur la zone ciblée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as de Morphé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use des dégâts physiques et inflige Atrophie : votre cible ne peut plus utiliser d'armes ni de compétences liées à celles-ci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e corromp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up de dague causant des dégâts physiques et infligeant Putréfaction et Malad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uauté terrifiant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up de dague causant des dégâts et infligeant Hémorragie et Terreur à la victime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Eventail de poignard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lancez une dague sur chaque ennemi autour de vous, ce qui leur inflige des dégâts physique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Grâce félin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fère +4 en Dex pendant 1 minut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Invisibilité suprêm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mme invisibilité, mais continue quand le sujet attaq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ccord paralysant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 Immobilise un humanoïde pour 1 round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Invisibilité 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Sujet invisible pendant 1 minute/niveau ou jusqu’à ce qu’il attaq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Mise à mort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Achève une créature mourante ; le PJ gagne temporairement 1d8 pv, +2 en Force et +1 niveau 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Détection des passages secrets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vèle les passages secrets à 18 m ou moin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llet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rée un piège magique tout simpl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Détection des collets et des fosses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étecte pièges naturels ou primitif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7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4">
          <table:table-cell table:style-name="Default" table:number-columns-repeated="3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7">
          <table:table-cell table:style-name="ce63"/>
          <table:table-cell table:style-name="Default" table:number-columns-repeated="2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5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retteur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83" office:value-type="string" calcext:value-type="string">
            <text:p>name</text:p>
          </table:table-cell>
          <table:table-cell table:style-name="ce83" office:value-type="string" calcext:value-type="string">
            <text:p>typeSkill</text:p>
          </table:table-cell>
          <table:table-cell table:style-name="ce83" office:value-type="string" calcext:value-type="string">
            <text:p>group</text:p>
          </table:table-cell>
          <table:table-cell table:style-name="ce83" office:value-type="string" calcext:value-type="string">
            <text:p>speciality</text:p>
          </table:table-cell>
          <table:table-cell table:style-name="ce83" office:value-type="string" calcext:value-type="string">
            <text:p>level</text:p>
          </table:table-cell>
          <table:table-cell table:style-name="ce83" office:value-type="string" calcext:value-type="string">
            <text:p>timeCasting</text:p>
          </table:table-cell>
          <table:table-cell table:style-name="ce83" office:value-type="string" calcext:value-type="string">
            <text:p>timeReloading</text:p>
          </table:table-cell>
          <table:table-cell table:style-name="ce83" office:value-type="string" calcext:value-type="string">
            <text:p>image</text:p>
          </table:table-cell>
          <table:table-cell table:style-name="ce84" office:value-type="string" calcext:value-type="string">
            <text:p>description</text:p>
          </table:table-cell>
          <table:table-cell table:style-name="ce83" office:value-type="string" calcext:value-type="string">
            <text:p>caractsUse</text:p>
          </table:table-cell>
          <table:table-cell table:style-name="ce83" office:value-type="string" calcext:value-type="string">
            <text:p>caractsTarget</text:p>
          </table:table-cell>
          <table:table-cell table:style-name="ce83" office:value-type="string" calcext:value-type="string">
            <text:p>effect</text:p>
          </table:table-cell>
          <table:table-cell table:style-name="ce83" office:value-type="string" calcext:value-type="string">
            <text:p>effect0</text:p>
          </table:table-cell>
          <table:table-cell table:style-name="ce83" office:value-type="string" calcext:value-type="string">
            <text:p>effect1</text:p>
          </table:table-cell>
          <table:table-cell table:style-name="ce83" office:value-type="string" calcext:value-type="string">
            <text:p>effect2</text:p>
          </table:table-cell>
          <table:table-cell table:style-name="ce83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Au coeur de la mêlé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ret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gagnez un bonus d’attaque si un allié est proche. Plus on est de fous, plus on rit !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ssaut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ret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attaquez à 4 reprises avec une rapidité stupéfiante, chacun de vos coups infligeant des dégâts physiques.</text:p>
          </table:table-cell>
          <table:table-cell table:number-columns-repeated="2" office:value-type="string" calcext:value-type="string">
            <text:p>VIG, HAB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Echauffement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ret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 Berserker permet de booster temporairement la Vigueur et la compétence Combat. La Vigueur peut surpasser les limites du corps, soit 5... mais perdra alors 1 PV à la fin du Berserker. Si la Vigueur atteint ou surpasse 5, alors qu'avant il était plus bas... le lanceur gagne automatiquement 1 PV max en plus durant le Berserker. (Ce PV pris est temporaire, dû à la résistance physique d'une Vigueur à 5, et ne compte pas comme contrecoup)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ttaque éclair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DanseurSa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sse d'une cible à l'autre en touchant jusqu'à 2 cibles et inflige des dégâts physiques à chacune d'elle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Héroïsm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Bret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fère +4 aux jets d’attaque, jets de dégâts et tests de compétence ; immunité contre la terreur ; pv temporair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3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 table:number-columns-repeated="2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46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orcier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85" office:value-type="string" calcext:value-type="string">
            <text:p>name</text:p>
          </table:table-cell>
          <table:table-cell table:style-name="ce85" office:value-type="string" calcext:value-type="string">
            <text:p>typeSkill</text:p>
          </table:table-cell>
          <table:table-cell table:style-name="ce85" office:value-type="string" calcext:value-type="string">
            <text:p>group</text:p>
          </table:table-cell>
          <table:table-cell table:style-name="ce85" office:value-type="string" calcext:value-type="string">
            <text:p>speciality</text:p>
          </table:table-cell>
          <table:table-cell table:style-name="ce85" office:value-type="string" calcext:value-type="string">
            <text:p>level</text:p>
          </table:table-cell>
          <table:table-cell table:style-name="ce85" office:value-type="string" calcext:value-type="string">
            <text:p>timeCasting</text:p>
          </table:table-cell>
          <table:table-cell table:style-name="ce85" office:value-type="string" calcext:value-type="string">
            <text:p>timeReloading</text:p>
          </table:table-cell>
          <table:table-cell table:style-name="ce85" office:value-type="string" calcext:value-type="string">
            <text:p>image</text:p>
          </table:table-cell>
          <table:table-cell table:style-name="ce86" office:value-type="string" calcext:value-type="string">
            <text:p>description</text:p>
          </table:table-cell>
          <table:table-cell table:style-name="ce85" office:value-type="string" calcext:value-type="string">
            <text:p>caractsUse</text:p>
          </table:table-cell>
          <table:table-cell table:style-name="ce85" office:value-type="string" calcext:value-type="string">
            <text:p>caractsTarget</text:p>
          </table:table-cell>
          <table:table-cell table:style-name="ce85" office:value-type="string" calcext:value-type="string">
            <text:p>effect</text:p>
          </table:table-cell>
          <table:table-cell table:style-name="ce85" office:value-type="string" calcext:value-type="string">
            <text:p>effect0</text:p>
          </table:table-cell>
          <table:table-cell table:style-name="ce85" office:value-type="string" calcext:value-type="string">
            <text:p>effect1</text:p>
          </table:table-cell>
          <table:table-cell table:style-name="ce85" office:value-type="string" calcext:value-type="string">
            <text:p>effect2</text:p>
          </table:table-cell>
          <table:table-cell table:style-name="ce85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2">
          <table:table-cell office:value-type="string" calcext:value-type="string">
            <text:p>Supernova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plose en créant des surfaces de feu et en infligeant des dégâts de feu dans une large zone tout autour de vous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3">
          <table:table-cell office:value-type="string" calcext:value-type="string">
            <text:p>Fouet de feu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ttaque à longue portée causant des dégâts de feu à une cible unique, tout en lui infligeant Cécité et Brûlure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3">
          <table:table-cell office:value-type="string" calcext:value-type="string">
            <text:p>Boule de feu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nce une sphère enflammée qui explose et inflige des dégâts de feu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Plui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ée une surface d'eau qui s'étend et éteint les flammes. Inflige l'état Humidité aux personnages présents dans la zone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5">
          <table:table-cell office:value-type="string" calcext:value-type="string">
            <text:p>Armure de givr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glace forme une barrière autour de la cible, ce qui lui confère un bonus défensif. Fait disparaître Brûlure, Empoisonnement, Etourdissement, Gel, Suffocation et Pétrification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Refroidissement climatiq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Coup de froid aux ennemis autour de vous, qui subissent des dégâts d'eau. Gèle toutes les surfaces vulnérables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Stase cryogéniq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cible alliée se retrouve cryogénisée, ce qui la rend incapable d'agir mais l'immunise contre tous les dégâts et la soigne sur la durée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Blizzard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 éclats de glace tombent du ciel. Chacun d'entre eux inflige des dégâts d'eau aux personnages qui se trouvent dans un rayon de 15m autour de la zone d'impact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style-name="ce71" table:number-columns-repeated="5"/>
          <table:table-cell table:number-columns-repeated="1008"/>
        </table:table-row>
        <table:table-row table:style-name="ro3">
          <table:table-cell office:value-type="string" calcext:value-type="string">
            <text:p>Décharge électriq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jette une décharge électrique infligeant des dégâts d'air à la cible. Inflige Etat de choc. 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ucher électriq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Etat de choc à une cible se trouvant à portée de main et lui cause des dégâts d'air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clair hébéta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foudre tombe du ciel, causant des dégâts d'air à tous les personnages pris dans la zone d'effet et leur infligeant Etat de choc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Tornad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e tornade traverse aléatoirement le champ de bataille, supprimant les surfaces et révélant les personnages invisibles. Fait également disparaître Invisibilité, Brûlure et Lenteur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perconducteur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nce de longues étincelles sur tous les ennemis présents dans la zone d'effet, ce qui leur cause des dégâts d'air et leur inflige Etat de choc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2">
          <table:table-cell office:value-type="string" calcext:value-type="string">
            <text:p>Electrocution en chaîn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re un éclair étourdissant qui se divise à l'impact un maximum de 8 fois dans un rayon de 8m et inflige des dégâts d'air à chaque cible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2">
          <table:table-cell office:value-type="string" calcext:value-type="string">
            <text:p>Orag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e tempête fait rage dans la zone d'effet, et elle projette des éclairs sur les ennemis, chacun d'entre eux infligeant des dégâts d'air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3">
          <table:table-cell office:value-type="string" calcext:value-type="string">
            <text:p>Empaleme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s pieux empalent tous les personnages et objets, leur infligeant Handicap et des dégâts de terre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3">
          <table:table-cell office:value-type="string" calcext:value-type="string">
            <text:p>Tremblement de terr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des dégâts de terre et Renversement aux personnages ennemis et aux objets autour de vous. 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3">
          <table:table-cell office:value-type="string" calcext:value-type="string">
            <text:p>Eruption pyroclastiqu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lusieurs rochers pleins de pétrole explosent en direction de tous les ennemis dans la zone d'effet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table:style-name="ce66" office:value-type="string" calcext:value-type="string">
            <text:p>Appel de la tempêt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mais 5d6 points de dégâts par éclair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ppel de la foudr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Appelle la foudre (3d6 points de dégâts par éclair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Tempête de neig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éduit la visibilité et gêne les déplacement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Lueurs hypnotiques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Fascine (2d4 + niveau) DV de créatur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l brûlant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Chauffe le métal et inflige des dégâts à qui le touch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l gelé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Gèle le métal et inflige des dégâts à qui le touch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Œil indiscret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1d4 yeux flottants, +1/niveau, servant d’éclaireur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Bouclier magique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isque invisible conférant +4 à la CA et protégeant des projectiles magiqu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grandissement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ouble la taille d’un humanoïd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mmunication à distance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Envoie un message quelle que soit la distanc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Lévitation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cible monte ou descend au gré du PJ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Ténèbres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Obscurité surnaturelle sur 6 m de rayon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Lien télépathiqu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e communiquer mentalemen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Feuille mort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alentit la chut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Rapetissement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duit la taille d’un humanoïde de moiti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Mot de <text:s/>rappel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Téléporte le PJ à un endroit choisi à l’avanc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ccio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Téléporte un objet visible dans sa main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Vision lucide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Sorcie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e voir les choses telles qu’elles son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Pétrification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Transforme la cible en stat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8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8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5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9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vocateur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91" office:value-type="string" calcext:value-type="string">
            <text:p>name</text:p>
          </table:table-cell>
          <table:table-cell table:style-name="ce91" office:value-type="string" calcext:value-type="string">
            <text:p>typeSkill</text:p>
          </table:table-cell>
          <table:table-cell table:style-name="ce91" office:value-type="string" calcext:value-type="string">
            <text:p>group</text:p>
          </table:table-cell>
          <table:table-cell table:style-name="ce91" office:value-type="string" calcext:value-type="string">
            <text:p>speciality</text:p>
          </table:table-cell>
          <table:table-cell table:style-name="ce91" office:value-type="string" calcext:value-type="string">
            <text:p>level</text:p>
          </table:table-cell>
          <table:table-cell table:style-name="ce91" office:value-type="string" calcext:value-type="string">
            <text:p>timeCasting</text:p>
          </table:table-cell>
          <table:table-cell table:style-name="ce91" office:value-type="string" calcext:value-type="string">
            <text:p>timeReloading</text:p>
          </table:table-cell>
          <table:table-cell table:style-name="ce91" office:value-type="string" calcext:value-type="string">
            <text:p>image</text:p>
          </table:table-cell>
          <table:table-cell table:style-name="ce93" office:value-type="string" calcext:value-type="string">
            <text:p>description</text:p>
          </table:table-cell>
          <table:table-cell table:style-name="ce91" office:value-type="string" calcext:value-type="string">
            <text:p>caractsUse</text:p>
          </table:table-cell>
          <table:table-cell table:style-name="ce91" office:value-type="string" calcext:value-type="string">
            <text:p>caractsTarget</text:p>
          </table:table-cell>
          <table:table-cell table:style-name="ce91" office:value-type="string" calcext:value-type="string">
            <text:p>effect</text:p>
          </table:table-cell>
          <table:table-cell table:style-name="ce91" office:value-type="string" calcext:value-type="string">
            <text:p>effect0</text:p>
          </table:table-cell>
          <table:table-cell table:style-name="ce91" office:value-type="string" calcext:value-type="string">
            <text:p>effect1</text:p>
          </table:table-cell>
          <table:table-cell table:style-name="ce91" office:value-type="string" calcext:value-type="string">
            <text:p>effect2</text:p>
          </table:table-cell>
          <table:table-cell table:style-name="ce91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Evocation d'incarna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pelle un élémentaire personnel correspondant à la surface de sol sur laquelle il est invoqué. Votre incarnation peut être renforcée à l'aide d'insufflation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ufflation de double vu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ébloque les attaques à distance pour votre incarna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nsufflation d'ombr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tre incarnation apprend à devenir invisible et à frapper vos adversaires à l'aide d'une attaque corrosiv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nsufflation de distors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'incarnation apprend une compétence de téléportation, ainsi qu'une compétence qui lui permet de changer de place avec son maîtr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rcharg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créature invoquée ou le totem inflige 100% de dégâts de base supplémentaires pendant son prochain tour, puis meur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Insufflation élémentair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ele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ansforme l'élément de l'incarna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agesse du hibou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fère +1 en INT temporairement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Force de taureau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fère +1 en VIG temporairement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Grâce féline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fère +1 en HAB temporairement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Vermine géante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Transforme les vermines (mille-pattes, scorpions, araignées...) en vermine géant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roissance animale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Double la taille d’un animal avec +1 en VIG mais -1 en HAB.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Éveil animal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Rend un animal intelligent.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Immobilisation d’animal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Immobilise un animal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Nuée grouillante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voque une nuée de chauves-souris, rats ou araignées.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66" office:value-type="string" calcext:value-type="string">
            <text:p>Détection de la faune ou de la flor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Détecte espèces de plantes ou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cation avec les animaux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Permet de communiquer avec les 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paisement des animaux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Calme (2d4 + niveau) DV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Possession animal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1 allié/niveau possède l’animal chois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paisement des émo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alme des créature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ffre secret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ffre caché dans le plan Éthér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ursier fantôme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rée un cheval magique pour 1 heur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Simulacrr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rée un double partiellement réel du suje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ncre dimensionnell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Empêche tout déplacement extradimensionnel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Renvoi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Force une créature à repartir dans son plan d’origin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nimation d’objets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s objets attaquent les adversaires du PJ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hangement de pla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e changer de plan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Tentacules noir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Invoca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Tentacules attaquant les créatures un rayon de 4,50 m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Rapetissement d’animal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duit la taille d’un animal consentan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6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7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9">
          <table:table-cell table:style-name="ce63"/>
          <table:table-cell table:style-name="ce66"/>
          <table:table-cell table:style-name="Default" table:number-columns-repeated="3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6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chanteur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8">
          <table:table-cell table:style-name="ce94" office:value-type="string" calcext:value-type="string">
            <text:p>name</text:p>
          </table:table-cell>
          <table:table-cell table:style-name="ce94" office:value-type="string" calcext:value-type="string">
            <text:p>typeSkill</text:p>
          </table:table-cell>
          <table:table-cell table:style-name="ce94" office:value-type="string" calcext:value-type="string">
            <text:p>group</text:p>
          </table:table-cell>
          <table:table-cell table:style-name="ce94" office:value-type="string" calcext:value-type="string">
            <text:p>speciality</text:p>
          </table:table-cell>
          <table:table-cell table:style-name="ce94" office:value-type="string" calcext:value-type="string">
            <text:p>level</text:p>
          </table:table-cell>
          <table:table-cell table:style-name="ce94" office:value-type="string" calcext:value-type="string">
            <text:p>timeCasting</text:p>
          </table:table-cell>
          <table:table-cell table:style-name="ce94" office:value-type="string" calcext:value-type="string">
            <text:p>timeReloading</text:p>
          </table:table-cell>
          <table:table-cell table:style-name="ce94" office:value-type="string" calcext:value-type="string">
            <text:p>image</text:p>
          </table:table-cell>
          <table:table-cell table:style-name="ce95" office:value-type="string" calcext:value-type="string">
            <text:p>description</text:p>
          </table:table-cell>
          <table:table-cell table:style-name="ce94" office:value-type="string" calcext:value-type="string">
            <text:p>caractsUse</text:p>
          </table:table-cell>
          <table:table-cell table:style-name="ce94" office:value-type="string" calcext:value-type="string">
            <text:p>caractsTarget</text:p>
          </table:table-cell>
          <table:table-cell table:style-name="ce94" office:value-type="string" calcext:value-type="string">
            <text:p>effect</text:p>
          </table:table-cell>
          <table:table-cell table:style-name="ce94" office:value-type="string" calcext:value-type="string">
            <text:p>effect0</text:p>
          </table:table-cell>
          <table:table-cell table:style-name="ce94" office:value-type="string" calcext:value-type="string">
            <text:p>effect1</text:p>
          </table:table-cell>
          <table:table-cell table:style-name="ce94" office:value-type="string" calcext:value-type="string">
            <text:p>effect2</text:p>
          </table:table-cell>
          <table:table-cell table:style-name="ce94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9">
          <table:table-cell table:style-name="Default" office:value-type="string" calcext:value-type="string">
            <text:p>Alarm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rotège une zone pendant 2 heures/niveau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Alarm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rotège une zone pendant 2 heures/niv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Antidétection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rotège contre la scrutation et les divination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Bouche magiqu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élivre un message quand on la déclenche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Champ de forc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Nul ne peut approcher du PJ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Contrat suprêm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trat qui non appliqué, inflige Mor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Déblocag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 Ouvre les portes fermé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Dissimulation d’objet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issimule un objet à la scruta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Dissipation de la magi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Annule sorts et effets magiques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Echantement aléatoir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'enchantement des plumes leur donne un effet au contact de la peau de la cible. Il suffit d'un contact plume-peau, sans forcément lancer / détacher ses plumes. L'enchantement ne fonctionne que pour un seul contact, et peut s'enlever si voulu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INT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Evitement surnaturel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'esquive de la cible augmente de façon important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1">
          <table:table-cell office:value-type="string" calcext:value-type="string">
            <text:p>Fortifica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nfère un bonus défensif. Supprime les effets d'Empoisonnement, d'Hémorragie, de Brûlure et de Putréfaction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Glyphe de gard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scription affectant ceux qui la touchen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2">
          <table:table-cell office:value-type="string" calcext:value-type="string">
            <text:p>Hât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ugmente sa vitesse de déplacement. Supprime Lenteur et Handicap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Identification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vèle les propriétés d’un objet magiq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Localisation d’objet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dique la direction de l’objet cherch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Localisation de créatur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dique la direction d’une créature conn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Négation de l’invisibilité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issipe l’invisibilité sur 1,50 m/niveau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2">
          <table:table-cell office:value-type="string" calcext:value-type="string">
            <text:p>Permutation du vid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change les places de deux personnages. Vous pouvez être l'un d'eux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Prévoyanc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éclenche un autre sort sous condition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Rapport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dique où se trouvent les alliés et quel est leur éta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Refug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Enchante un objet pour ramener son possesseur jusqu’au PJ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Réparation intégral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pare totalement un obje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ceau du serpent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rée un symbole immobilisant le lecteur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crutation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’espionner le sujet à distanc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’étourdissement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étourdit les créatures proch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e douleur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inflige de terribles douleur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e faibless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affaiblit les créatures proche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e mort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tue les créatures proch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e persuasion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charme les créatures proch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ymbole de sommeil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a rune plonge les créatures proches dans un sommeil catatoniqu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2">
          <table:table-cell office:value-type="string" calcext:value-type="string">
            <text:p>Téléporta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éléporte un objet ou un personnage à l'endroit de votre choix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Transfert des sorts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Transfère des sorts du PJ au suje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Verrouillag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Bloque une port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Vision dans le noir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e voir à 18 m sans la moindre luminosité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Animation d’objets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s objets attaquent les adversaires du PJ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Brume mentale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Malus de –10 aux tests de Sagesse et jets de Volont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2">
          <table:table-cell office:value-type="string" calcext:value-type="string">
            <text:p>Domination mental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me l'ennemi pris pour cible, ce qui l'oblige à combattre à vos côtés pendant toute la durée de l'effe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Mission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Assigne une tâche à une cible de 7 DV ou moin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office:value-type="string" calcext:value-type="string">
            <text:p>Regard intimida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éduit les ennemis au silence dans un cône devant vous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Bouche magiqu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Délivre un message quand on la déclench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Cauchemar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Envoie des visions causant fatigue et perte de 1d10 pv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Double illusoir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end le PJ invisible et crée son double illusoir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Ecran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Empêche de voir dans une zone, même par scrutation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1">
          <table:table-cell office:value-type="string" calcext:value-type="string">
            <text:p>Hallucinations auditive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s hallucinations auditives utilise le sens de l'ouie de ses cibles pendant un certain temps. La qualité du son est forcément nette, bien réussi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Image accompli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mme image silencieuse, plus sons, odeurs et températur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Manipulation des sons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Altère les sons ou en crée de nouve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2">
          <table:table-cell office:value-type="string" calcext:value-type="string">
            <text:p>Manteau de caméléon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confère le pouvoir de fusionner avec l'environnement, quel qu'il soit, afin de devenir invisibl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1">
          <table:table-cell office:value-type="string" calcext:value-type="string">
            <text:p>Portail entre les plan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it apparaître deux portails liés permettant à n'importe quel personnage de passer de l'un à l'autre un maximum de 4 foi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crutation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’espionner le sujet à distanc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Voil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hange l’aspect d’un groupe de créatur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ce63"/>
          <table:table-cell table:style-name="ce66" table:number-columns-repeated="5"/>
          <table:table-cell table:style-name="Default" table:number-columns-repeated="3"/>
          <table:table-cell table:style-name="ce63"/>
          <table:table-cell table:style-name="ce66"/>
          <table:table-cell table:number-columns-repeated="1013"/>
        </table:table-row>
        <table:table-row table:style-name="ro9" table:number-rows-repeated="3">
          <table:table-cell table:style-name="ce63"/>
          <table:table-cell table:style-name="ce66"/>
          <table:table-cell table:style-name="Default" table:number-columns-repeated="3"/>
          <table:table-cell table:style-name="ce66"/>
          <table:table-cell table:style-name="Default" table:number-columns-repeated="3"/>
          <table:table-cell table:style-name="ce63"/>
          <table:table-cell table:style-name="ce66"/>
          <table:table-cell table:number-columns-repeated="1013"/>
        </table:table-row>
        <table:table-row table:style-name="ro9" table:number-rows-repeated="3">
          <table:table-cell table:style-name="ce63"/>
          <table:table-cell table:style-name="ce66" table:number-columns-repeated="5"/>
          <table:table-cell table:style-name="Default" table:number-columns-repeated="3"/>
          <table:table-cell table:style-name="ce63"/>
          <table:table-cell table:style-name="ce66"/>
          <table:table-cell table:number-columns-repeated="1013"/>
        </table:table-row>
        <table:table-row table:style-name="ro9" table:number-rows-repeated="3">
          <table:table-cell table:style-name="ce63"/>
          <table:table-cell table:style-name="Default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9">
          <table:table-cell table:style-name="ce63"/>
          <table:table-cell table:style-name="ce66" table:number-columns-repeated="5"/>
          <table:table-cell table:style-name="Default" table:number-columns-repeated="3"/>
          <table:table-cell table:style-name="ce63"/>
          <table:table-cell table:style-name="ce66"/>
          <table:table-cell table:number-columns-repeated="1013"/>
        </table:table-row>
        <table:table-row table:style-name="ro9" table:number-rows-repeated="7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uide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typeSkill</text:p>
          </table:table-cell>
          <table:table-cell table:style-name="ce42" office:value-type="string" calcext:value-type="string">
            <text:p>group</text:p>
          </table:table-cell>
          <table:table-cell table:style-name="ce42" office:value-type="string" calcext:value-type="string">
            <text:p>speciality</text:p>
          </table:table-cell>
          <table:table-cell table:style-name="ce42" office:value-type="string" calcext:value-type="string">
            <text:p>level</text:p>
          </table:table-cell>
          <table:table-cell table:style-name="ce42" office:value-type="string" calcext:value-type="string">
            <text:p>timeCasting</text:p>
          </table:table-cell>
          <table:table-cell table:style-name="ce42" office:value-type="string" calcext:value-type="string">
            <text:p>timeReloading</text:p>
          </table:table-cell>
          <table:table-cell table:style-name="ce42" office:value-type="string" calcext:value-type="string">
            <text:p>image</text:p>
          </table:table-cell>
          <table:table-cell table:style-name="ce55" office:value-type="string" calcext:value-type="string">
            <text:p>description</text:p>
          </table:table-cell>
          <table:table-cell table:style-name="ce42" office:value-type="string" calcext:value-type="string">
            <text:p>caractsUse</text:p>
          </table:table-cell>
          <table:table-cell table:style-name="ce42" office:value-type="string" calcext:value-type="string">
            <text:p>caractsTarget</text:p>
          </table:table-cell>
          <table:table-cell table:style-name="ce42" office:value-type="string" calcext:value-type="string">
            <text:p>effect</text:p>
          </table:table-cell>
          <table:table-cell table:style-name="ce42" office:value-type="string" calcext:value-type="string">
            <text:p>effect0</text:p>
          </table:table-cell>
          <table:table-cell table:style-name="ce42" office:value-type="string" calcext:value-type="string">
            <text:p>effect1</text:p>
          </table:table-cell>
          <table:table-cell table:style-name="ce42" office:value-type="string" calcext:value-type="string">
            <text:p>effect2</text:p>
          </table:table-cell>
          <table:table-cell table:style-name="ce42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Restauration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end de la vitalité au personnage ciblé. Restauration supprime également Empoisonnement et Hémorrag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iles déployées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fait pousser des ailes temporaires, qui vous permettent de vous déplacer en volant et d'ignorer les surfaces de sol en évitant de poser le pied par terr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ête de médus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s serpents sortent de votre tête, ce qui vous confère une aura pétrifiante, ainsi que la compétence Visage pétrifiant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reffe de peau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éinitialise tous les temps de récupération. Fait disparaître Brûlure, Nécroflammes, Empoisonnement et Hémorrag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issage de toile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ée des surfaces de toiles dans la zone d'effet, ce qui inflige Enchevêtrement à tous les personnag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rans. Animal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transformation en loup permet de devenir un loup avec le pelage que l'on souhait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7">
          <table:table-cell table:style-name="ce66" office:value-type="string" calcext:value-type="string">
            <text:p>Contrôle des plante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ntrôler une ou plusieurs créatures végétales.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Peau d’écorc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Confère un bonus d’armure naturelle de +2 (ou plus)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table:style-name="ce66" office:value-type="string" calcext:value-type="string">
            <text:p>Passage sans trace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s sujets (1/niveau) ne laissent pas de traces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table:style-name="ce66" office:value-type="string" calcext:value-type="string">
            <text:p>Enchevêtrement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a végétation immobilise tout dans un rayon de 12 m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table:style-name="ce66" office:value-type="string" calcext:value-type="string">
            <text:p>Distorsion du boi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Tord le bois (manche d’arme, planche, porte, etc.)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Forme d’arbr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Transforme le PJ en arbre pendant 1 heur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Brume de dissimulation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 PJ est entouré de brouillard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Respiration aquatiqu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respirer sous l’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roissance végétal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ait pousser la végétation, améliore son rendemen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cation avec les plante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mmuniquer avec les plantes et les créatures végétal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Éveil végétal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end un arbre intelligen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Voyage par les arbre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 PJ entre dans un arbre et ressort par un autr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on avec la natur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nnaître les environs (1,5 km/niveau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Empire végétal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Influence les actions d’une ou plusieurs créatures végétal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Flétrissement végétal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létrit une plante ou inflige 1d6 points de dégâts/niveau à une créature végéta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nimation des plantes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Une ou plusieurs plantes s’animent et attaquent les adversaires du PJ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lairaudience/clairvoyance 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ermet d’entendre ou de voir de loin pendant 1 minut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mmunication avec les animaux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ermet de communiquer avec les 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Détection de la faune ou de la flor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Détecte espèces de plantes ou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cation avec les animaux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mmuniquer avec les 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morphose partielle animal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1 allié/niveau se transforme partiellement en animal chois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morphose animale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1 allié/niveau se transforme en animal chois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paisement des animaux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Calme (2d4 + niveau) DV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Âme soeur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lie à la cible, ce qui vous permet de lui faire également profiter des effets de soins et de récupération d'armure dont vous bénéficiez. Supprime Gel, Etourdissement, Renversement et Pétrification sur la cibl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Vision spirituell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s yeux percent le voile du Hall aux Echo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Explosion de nombreux cadavre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it exploser tous les cadavres autour de vous, ce qui inflige des dégâts physiques dans toute la zon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Savoir des morts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 savoir des morts permet d'accueillir les informations d'une âme à proximité de son corps (ou d'une partie de son corps)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essager animal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ce66"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Envoie un animal de taille TP en un lieu donn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Lueur féeriqu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ce66"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Illumine le sujet (annule flou, camouflage, etc.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mmunion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 dieu du PJ répond par oui ou non à 1 question/niveau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mmunication avec les morts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Un cadavre répond à 1 question/2 niveaux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Larmes de guérison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terre elle-même se lamente de votre sort, ce qui crée des larmes guérisseuses soignant tous les alliés suffisamment proches de vou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Soins superficiels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Rend 1 pv à la cib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Stimulant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Confère 1 pv temporaire à la cib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Baie nourricière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2d4 baies rendant chacune 1 pv (max. 8 pv/24 heures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Ralentissement du poison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 Neutralise le poison pendant 1 heur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Guérison des maladies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Guérit tous les maux du suje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ntagion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Infecte la cib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Empoisonnement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 sujet perd 1d10 points de Con, idem 1 minute plus tard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Neutralisation du poison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end le poison inoffensif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Régénération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ait repousser les membres tranchés, rend 4d8 points de vie, +1/niveau (max. +35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Soins intensifs de groupe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end 4d8 pv à de nombreuses créatures, +1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Guérison suprême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Soigne 10 points de dégâts/niveau, les maladies et les troubles ment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Soins intensifs de groupe 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end 4d8 pv à de nombreuses créatures, +1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Guérison de la cécité/surdité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Soigne la cécité ou la surdité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Modification d’apparence 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’adopter la forme d’une créatur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Orientation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Druid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dique comment se rendre à l’endroit choisi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 table:number-columns-repeated="4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/>
          <table:table-cell table:style-name="ce66" table:number-columns-repeated="2"/>
          <table:table-cell table:style-name="Default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66"/>
          <table:table-cell table:style-name="Default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Default" table:number-columns-repeated="9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4">
          <table:table-cell table:style-name="ce63"/>
          <table:table-cell table:style-name="Default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 table:number-columns-repeated="2"/>
          <table:table-cell table:style-name="Default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1" table:number-rows-repeated="1048399">
          <table:table-cell table:number-columns-repeated="1024"/>
        </table:table-row>
        <table:table-row table:style-name="ro4" table:number-rows-repeated="1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etre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typeSkill</text:p>
          </table:table-cell>
          <table:table-cell table:style-name="ce65" office:value-type="string" calcext:value-type="string">
            <text:p>group</text:p>
          </table:table-cell>
          <table:table-cell table:style-name="ce65" office:value-type="string" calcext:value-type="string">
            <text:p>speciality</text:p>
          </table:table-cell>
          <table:table-cell table:style-name="ce65" office:value-type="string" calcext:value-type="string">
            <text:p>level</text:p>
          </table:table-cell>
          <table:table-cell table:style-name="ce65" office:value-type="string" calcext:value-type="string">
            <text:p>timeCasting</text:p>
          </table:table-cell>
          <table:table-cell table:style-name="ce65" office:value-type="string" calcext:value-type="string">
            <text:p>timeReloading</text:p>
          </table:table-cell>
          <table:table-cell table:style-name="ce65" office:value-type="string" calcext:value-type="string">
            <text:p>image</text:p>
          </table:table-cell>
          <table:table-cell table:style-name="ce87" office:value-type="string" calcext:value-type="string">
            <text:p>description</text:p>
          </table:table-cell>
          <table:table-cell table:style-name="ce65" office:value-type="string" calcext:value-type="string">
            <text:p>caractsUse</text:p>
          </table:table-cell>
          <table:table-cell table:style-name="ce65" office:value-type="string" calcext:value-type="string">
            <text:p>caractsTarget</text:p>
          </table:table-cell>
          <table:table-cell table:style-name="ce65" office:value-type="string" calcext:value-type="string">
            <text:p>effect</text:p>
          </table:table-cell>
          <table:table-cell table:style-name="ce65" office:value-type="string" calcext:value-type="string">
            <text:p>effect0</text:p>
          </table:table-cell>
          <table:table-cell table:style-name="ce65" office:value-type="string" calcext:value-type="string">
            <text:p>effect1</text:p>
          </table:table-cell>
          <table:table-cell table:style-name="ce65" office:value-type="string" calcext:value-type="string">
            <text:p>effect2</text:p>
          </table:table-cell>
          <table:table-cell table:style-name="ce65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12">
          <table:table-cell office:value-type="string" calcext:value-type="string">
            <text:p>Tranquillité d'esprit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Pret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upprime Cécité, Terreur, Charme, Provocation, Sommeil, Enragement et Fol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ce66" office:value-type="string" calcext:value-type="string">
            <text:p>Protection contre les énergies destructives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Pretr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Absorbe 12 points de dégâts/niveau infligés par le type d’énergie chois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ce66" office:value-type="string" calcext:value-type="string">
            <text:p>Assistance divin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Pretr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+1 à un jet d’attaque, jet de sauvegarde ou test de compétenc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ce66" office:value-type="string" calcext:value-type="string">
            <text:p>Détection de la magi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Détecte sorts et objets magiques à 18 m à la rond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ce66" office:value-type="string" calcext:value-type="string">
            <text:p>Purification de nourriture et d’eau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urifie 30 dm³/niveau de nourriture et d’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ce66" office:value-type="string" calcext:value-type="string">
            <text:p>Extinction des feux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Éteint les feux non magiques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ce66" office:value-type="string" calcext:value-type="string">
            <text:p>Prémonition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“ Sixième sens ” avertissant le PJ en cas de danger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ce66" office:value-type="string" calcext:value-type="string">
            <text:p>Vision lucid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voir les choses telles qu’elles son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ce66" office:value-type="string" calcext:value-type="string">
            <text:p>Lumière du jour </text:p>
          </table:table-cell>
          <table:table-cell office:value-type="string" calcext:value-type="string">
            <text:p>UTILE</text:p>
          </table:table-cell>
          <table:table-cell table:style-name="ce63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Vive lumière sur 18 m de rayon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Poussière scintillant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Pretr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Aveugle, révèle la position des créatures invisibl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Dissipation de la magi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Annule sorts et effets magique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Exécution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Attaque de contact tuant la cibl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Protection contre les sorts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fère un bonus de résistance de +8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Marque de la justcie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éfinit une condition maudissant la cibl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Zone de vérité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s créatures affectées ne peuvent pas mentir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Délivrance des malédictions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ibère des malédiction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Préservation des morts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réserve un cadavr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Esprit impénétrable 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Sujet immunisé contre les sorts mentaux et la scrutation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Zone d’antimagie 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prime toute magie à moins de 3 m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Annulation d’enchantement</text:p>
          </table:table-cell>
          <table:table-cell office:value-type="string" calcext:value-type="string">
            <text:p>UTILE</text:p>
          </table:table-cell>
          <table:table-cell table:style-name="ce66" office:value-type="string" calcext:value-type="string">
            <text:p>Pretr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ibère la cible des enchantements, des altérations, des malédictions et de la pétrification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1">
          <table:table-cell office:value-type="string" calcext:value-type="string">
            <text:p>Putréfaction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des dégâts physiques à la cible, ainsi que Putréfaction, avec pour conséquence que les sorts et les potions de soins lui causent des dégâts physiques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Réveil de cadavre boursouflé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iblez un corps pour créer un cadavre boursouflé qui se bat pour vous. Il peut également exploser, auquel cas il inflige des dégâts physiqu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1">
          <table:table-cell office:value-type="string" calcext:value-type="string">
            <text:p>Infection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des dégâts physiques à la cible, tout en lui inoculant une maladie qui se transmet aux autres personnages proches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Rite funérair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vous sacrifiez pour ramener un allié à la vie, ce qui vous inflige des dégâts perforants mais ressuscite la cible à son maximum de vitalité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Totems du nécromancien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it apparaître des totems d'os à côté de tous les ennemis situés dans la zone d'effet. Les totems d'os se battent à l'aide d'attaques à distance infligeant des dégâts physiqu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Default" office:value-type="string" calcext:value-type="string">
            <text:p>Malédiction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–6 à une caractéristique, –4 aux jets d’attaque, jets de sauvegarde et tests, ou 50 % de chances de perdre chaque action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Animation des morts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rée squelettes et zombis morts-vivant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Clone mortuaire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ouble s’éveillant à la mort de l’original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Communication avec les morts</text:p>
          </table:table-cell>
          <table:table-cell office:value-type="string" calcext:value-type="string">
            <text:p>UTILE</text:p>
          </table:table-cell>
          <table:table-cell table:style-name="Default"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Un cadavre répond à 1 question/2 niveaux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2">
          <table:table-cell office:value-type="string" calcext:value-type="string">
            <text:p>Rayonnement aveuglan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recevez un état qui inflige Cécité à tous vos adversaires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Trompe-la-mort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ndant 2 tours, la vitalité de la cible ne peut pas descendre en-dessous de 1, ce qui le maintient en vie quoi qu'il arriv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1">
          <table:table-cell office:value-type="string" calcext:value-type="string">
            <text:p>Distorsion temporelle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ible un personnage. Lorsque ce dernier arrive à la fin de son tour au combat, il gagne automatiquement un tour gratui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nnihilation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ort qui détruit totalement le corps d'un personnage, interdisant ainsi de le ressusciter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9">
          <table:table-cell table:style-name="ce66" office:value-type="string" calcext:value-type="string">
            <text:p>Colonne de feu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eu divin (1d6 points de dégâts/niveau.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Délivrance des malédictions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bère une personne ou un objet d’une malédiction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Priere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+1 pour les alliés à presque tous les jets, –1 pour les adversaires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Divination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onne des conseils en rapport avec une action envisagée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Passage dans l’éther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Emmène plusieurs créatures dans le plan Éthér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Forme éthérée 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 PJ passe dans le plan Éthéré pour 1 round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Sanctuaire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Les adversaires ne peuvent pas attaquer le PJ, et inversement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Marche sur l’ond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e marcher sur l’eau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Augure</text:p>
          </table:table-cell>
          <table:table-cell office:value-type="string" calcext:value-type="string">
            <text:p>UTILE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vèle si une action aura de bonnes conséquences ou non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9">
          <table:table-cell table:style-name="Default" office:value-type="string" calcext:value-type="string">
            <text:p>Immunité contre les sorts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mmunise le sujet contre 1 sort/4 niveaux.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3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">
          <table:table-cell table:style-name="ce63"/>
          <table:table-cell table:style-name="ce66"/>
          <table:table-cell table:style-name="Default" table:number-columns-repeated="3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7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rde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100" office:value-type="string" calcext:value-type="string">
            <text:p>name</text:p>
          </table:table-cell>
          <table:table-cell table:style-name="ce100" office:value-type="string" calcext:value-type="string">
            <text:p>typeSkill</text:p>
          </table:table-cell>
          <table:table-cell table:style-name="ce100" office:value-type="string" calcext:value-type="string">
            <text:p>group</text:p>
          </table:table-cell>
          <table:table-cell table:style-name="ce100" office:value-type="string" calcext:value-type="string">
            <text:p>speciality</text:p>
          </table:table-cell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timeCasting</text:p>
          </table:table-cell>
          <table:table-cell table:style-name="ce100" office:value-type="string" calcext:value-type="string">
            <text:p>timeReloading</text:p>
          </table:table-cell>
          <table:table-cell table:style-name="ce100" office:value-type="string" calcext:value-type="string">
            <text:p>image</text:p>
          </table:table-cell>
          <table:table-cell table:style-name="ce101" office:value-type="string" calcext:value-type="string">
            <text:p>description</text:p>
          </table:table-cell>
          <table:table-cell table:style-name="ce100" office:value-type="string" calcext:value-type="string">
            <text:p>caractsUse</text:p>
          </table:table-cell>
          <table:table-cell table:style-name="ce100" office:value-type="string" calcext:value-type="string">
            <text:p>caractsTarget</text:p>
          </table:table-cell>
          <table:table-cell table:style-name="ce100" office:value-type="string" calcext:value-type="string">
            <text:p>effect</text:p>
          </table:table-cell>
          <table:table-cell table:style-name="ce100" office:value-type="string" calcext:value-type="string">
            <text:p>effect0</text:p>
          </table:table-cell>
          <table:table-cell table:style-name="ce100" office:value-type="string" calcext:value-type="string">
            <text:p>effect1</text:p>
          </table:table-cell>
          <table:table-cell table:style-name="ce100" office:value-type="string" calcext:value-type="string">
            <text:p>effect2</text:p>
          </table:table-cell>
          <table:table-cell table:style-name="ce100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5">
          <table:table-cell table:style-name="ce92" office:value-type="string" calcext:value-type="string">
            <text:p>Berceuse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end les sujets somnolents ; –5 aux tests de Détection et de Perception auditive, –2 aux jets de Volonté contre sommeil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onvocation d’instrument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onvoque un instrument de musique au choix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étection de la magie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Détecte sorts et objets magiques à 18 m à la rond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Hébétement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ait perdre 1 action à un humanoïde de 4 DV ou moin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Lumières dansante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rée torches ou autres lueur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Manipulation à distance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Télékinésie limité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Message porté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onversation chuchotée à distanc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on imaginaire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Sons illusoir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ompréhension des langage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Le PJ comprend tous les langages écrits ou parlé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éguisement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Modifie l’apparence vestimentaire du PJ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étection des passages secret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évèle les passages secrets à 18 m ou moin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on des langues 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Permet de parler toutes les langu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ilence </text:p>
          </table:table-cell>
          <table:table-cell office:value-type="string" calcext:value-type="string">
            <text:p>UTILE</text:p>
          </table:table-cell>
          <table:table-cell table:style-name="ce71" office:value-type="string" calcext:value-type="string">
            <text:p>Barde</text:p>
          </table:table-cell>
          <table:table-cell table:style-name="ce7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Étouffe tout bruit dans un rayon de 4,50 m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phère d’invisibilité </text:p>
          </table:table-cell>
          <table:table-cell office:value-type="string" calcext:value-type="string">
            <text:p>UTILE</text:p>
          </table:table-cell>
          <table:table-cell table:style-name="ce71" office:value-type="string" calcext:value-type="string">
            <text:p>Barde</text:p>
          </table:table-cell>
          <table:table-cell table:style-name="ce7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end tout le monde invisible à 3 m à la rond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Terrain hallucinatoire </text:p>
          </table:table-cell>
          <table:table-cell office:value-type="string" calcext:value-type="string">
            <text:p>UTILE</text:p>
          </table:table-cell>
          <table:table-cell table:style-name="ce71" office:value-type="string" calcext:value-type="string">
            <text:p>Barde</text:p>
          </table:table-cell>
          <table:table-cell table:style-name="ce7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Transforme un type de terrain en un autr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Default" office:value-type="string" calcext:value-type="string">
            <text:p>Bagou  </text:p>
          </table:table-cell>
          <table:table-cell office:value-type="string" calcext:value-type="string">
            <text:p>UTILE</text:p>
          </table:table-cell>
          <table:table-cell table:style-name="Default" office:value-type="string" calcext:value-type="string">
            <text:p>Bard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fère +30 aux tests de Bluff ; résiste aux divinations censées détecter les mensong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office:value-type="string" calcext:value-type="string">
            <text:p>Chaînes de douleur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arque une cible de façon à ce qu'elle subisse tous les dégâts qui vous sont infligés. Les dégâts transférés de la sorte ignorent toutes les résistances dont la cible pourrait bénéficier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uggestion 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orce la cible à accomplir un acte décidé par le PJ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Frayeur 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Une créature de 5 DV ou moins s’enfuit pendant 1d4 round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acophonie 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Inflige 1d8 points de dégâts de son, étourdissement possibl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Ténèbres </text:p>
          </table:table-cell>
          <table:table-cell office:value-type="string" calcext:value-type="string">
            <text:p>UTILE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Obscurité surnaturelle sur 6 m de rayon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auchemar </text:p>
          </table:table-cell>
          <table:table-cell office:value-type="string" calcext:value-type="string">
            <text:p>UTILE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Envoie des visions causant fatigue et perte de 1d10 pv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hant de discorde </text:p>
          </table:table-cell>
          <table:table-cell office:value-type="string" calcext:value-type="string">
            <text:p>UTILE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orce les cibles à s’entretuer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Analyse d’enchantement </text:p>
          </table:table-cell>
          <table:table-cell office:value-type="string" calcext:value-type="string">
            <text:p>UTILE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évèle les aspects magiques de la cibl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ri suprême </text:p>
          </table:table-cell>
          <table:table-cell office:value-type="string" calcext:value-type="string">
            <text:p>UTILE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ri dévastateur infligeant 10d6 points de dégâts de son ; étourdit les créatures, abîme les objet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Default" office:value-type="string" calcext:value-type="string">
            <text:p>Zone d’antimagie </text:p>
          </table:table-cell>
          <table:table-cell office:value-type="string" calcext:value-type="string">
            <text:p>UTILE</text:p>
          </table:table-cell>
          <table:table-cell table:style-name="ce66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prime toute magie à moins de 3 m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92" office:value-type="string" calcext:value-type="string">
            <text:p>Hypnose 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ascine 2d4 DV de créatur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Regain d’assurance 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Supprime la terreur ou donne +4 aux jets de sauvegarde contre celle-ci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ommeil  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 Endort 4 DV de créatur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Apaisement des émotions 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alme les créatures agité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Illumination </text:p>
          </table:table-cell>
          <table:table-cell office:value-type="string" calcext:value-type="string">
            <text:p>UTILE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Éblouit 1 créatur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Default" office:value-type="string" calcext:value-type="string">
            <text:p>Danse irrésistible </text:p>
          </table:table-cell>
          <table:table-cell office:value-type="string" calcext:value-type="string">
            <text:p>UTILE</text:p>
          </table:table-cell>
          <table:table-cell table:style-name="ce66"/>
          <table:table-cell table:style-name="Default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Force le sujet à danser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/>
          <table:table-cell table:style-name="ce66"/>
          <table:table-cell table:style-name="Default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/>
          <table:table-cell table:style-name="Default" table:number-columns-repeated="3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/>
          <table:table-cell table:style-name="Default" table:number-columns-repeated="4"/>
          <table:table-cell table:style-name="ce66" table:number-columns-repeated="3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 table:number-columns-repeated="3"/>
          <table:table-cell table:style-name="Default" table:number-columns-repeated="3"/>
          <table:table-cell table:style-name="ce66" table:number-columns-repeated="2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43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 Attente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12" table:default-cell-style-name="Default"/>
        <table:table-row table:style-name="ro9" table:number-rows-repeated="3">
          <table:table-cell table:number-columns-repeated="15"/>
        </table:table-row>
        <table:table-row table:style-name="ro9">
          <table:table-cell table:number-columns-repeated="12"/>
          <table:table-cell office:value-type="string" calcext:value-type="string">
            <text:p>Invocateur</text:p>
          </table:table-cell>
          <table:table-cell office:value-type="string" calcext:value-type="string">
            <text:p>FFX</text:p>
          </table:table-cell>
          <table:table-cell/>
        </table:table-row>
        <table:table-row table:style-name="ro9">
          <table:table-cell table:number-columns-repeated="12"/>
          <table:table-cell office:value-type="string" calcext:value-type="string">
            <text:p>Attaques / Invocation</text:p>
          </table:table-cell>
          <table:table-cell office:value-type="string" calcext:value-type="string">
            <text:p>Cendres EldenRing</text:p>
          </table:table-cell>
          <table:table-cell/>
        </table:table-row>
        <table:table-row table:style-name="ro9">
          <table:table-cell table:number-columns-repeated="12"/>
          <table:table-cell office:value-type="string" calcext:value-type="string">
            <text:p>Compétences normales</text:p>
          </table:table-cell>
          <table:table-cell office:value-type="string" calcext:value-type="string">
            <text:p>Compétences DND</text:p>
          </table:table-cell>
          <table:table-cell/>
        </table:table-row>
        <table:table-row table:style-name="ro9" table:number-rows-repeated="3">
          <table:table-cell table:number-columns-repeated="15"/>
        </table:table-row>
        <table:table-row table:style-name="ro9">
          <table:table-cell table:number-columns-repeated="12"/>
          <table:table-cell office:value-type="string" calcext:value-type="string">
            <text:p>Capture d’âme </text:p>
          </table:table-cell>
          <table:table-cell office:value-type="string" calcext:value-type="string">
            <text:p>Retient l’âme d’un défunt pour empêcher sa résurrection. </text:p>
          </table:table-cell>
          <table:table-cell office:value-type="string" calcext:value-type="string">
            <text:p>(Ange / Démon)</text:p>
          </table:table-cell>
        </table:table-row>
        <table:table-row table:style-name="ro9">
          <table:table-cell table:number-columns-repeated="12"/>
          <table:table-cell office:value-type="string" calcext:value-type="string">
            <text:p>Souhait </text:p>
          </table:table-cell>
          <table:table-cell office:value-type="string" calcext:value-type="string">
            <text:p>Comme souhait limité, mais en plus puissant. </text:p>
          </table:table-cell>
          <table:table-cell office:value-type="string" calcext:value-type="string">
            <text:p>(Ange / Démon)</text:p>
          </table:table-cell>
        </table:table-row>
      </table:table>
      <table:table table:name="Etat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9">
          <table:table-cell table:number-columns-repeated="4"/>
        </table:table-row>
        <table:table-row table:style-name="ro9">
          <table:table-cell/>
          <table:table-cell office:value-type="string" calcext:value-type="string">
            <text:p>Atrophie</text:p>
          </table:table-cell>
          <table:table-cell office:value-type="string" calcext:value-type="string">
            <text:p>Empêche le personnage affligé d'attaquer ou utiliser des compétences d'armes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Brûlure / Empoisonnement / Hémorragie</text:p>
          </table:table-cell>
          <table:table-cell office:value-type="string" calcext:value-type="string">
            <text:p>Inflige des dégâts à chaque tour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Cécité</text:p>
          </table:table-cell>
          <table:table-cell office:value-type="string" calcext:value-type="string">
            <text:p>Réduit la portée et donne un malus aux actions de précision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Charme</text:p>
          </table:table-cell>
          <table:table-cell office:value-type="string" calcext:value-type="string">
            <text:p>Retourne temporairement un personnage contre ses alliés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Coup de froid</text:p>
          </table:table-cell>
          <table:table-cell office:value-type="string" calcext:value-type="string">
            <text:p>Malus aux actions de déplacement et d’esquive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Enchevêtrement</text:p>
          </table:table-cell>
          <table:table-cell office:value-type="string" calcext:value-type="string">
            <text:p>Empêche le personnage de se déplacer. Malus d’esquive.</text:p>
          </table:table-cell>
          <table:table-cell office:value-type="string" calcext:value-type="string">
            <text:p>Immunité à Téléportation</text:p>
          </table:table-cell>
        </table:table-row>
        <table:table-row table:style-name="ro9">
          <table:table-cell/>
          <table:table-cell office:value-type="string" calcext:value-type="string">
            <text:p>Esquive</text:p>
          </table:table-cell>
          <table:table-cell office:value-type="string" calcext:value-type="string">
            <text:p>Bonus aux actions d’esquive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Etat de choc</text:p>
          </table:table-cell>
          <table:table-cell office:value-type="string" calcext:value-type="string">
            <text:p>Le personnage est choqué par l'électricité. Subir Etat de choc une seconde fois ou Humidité provoque Etourdissement. Malus aux actions de déplacement et d’esquive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Etourdissement</text:p>
          </table:table-cell>
          <table:table-cell office:value-type="string" calcext:value-type="string">
            <text:p>Paralysé par l'électricité.</text:p>
          </table:table-cell>
          <table:table-cell office:value-type="string" calcext:value-type="string">
            <text:p>Immunité à Gel, Charme, Terreur, Pétrification, Provocation, Sommeil</text:p>
          </table:table-cell>
        </table:table-row>
        <table:table-row table:style-name="ro9">
          <table:table-cell/>
          <table:table-cell office:value-type="string" calcext:value-type="string">
            <text:p>Folie / Démence</text:p>
          </table:table-cell>
          <table:table-cell office:value-type="string" calcext:value-type="string">
            <text:p>Le personnage est fou de rage et attaque l'ami ou ennemi le plus proche, sans distinction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Gel</text:p>
          </table:table-cell>
          <table:table-cell office:value-type="string" calcext:value-type="string">
            <text:p>Paralysé par le gel.</text:p>
          </table:table-cell>
          <table:table-cell office:value-type="string" calcext:value-type="string">
            <text:p>Immunité à Etat de choc, Empoisonnement, Charme, Terreur, Hémorragie, Pétrification, Provocation, Sommeil</text:p>
          </table:table-cell>
        </table:table-row>
        <table:table-row table:style-name="ro9">
          <table:table-cell/>
          <table:table-cell office:value-type="string" calcext:value-type="string">
            <text:p>Handicap</text:p>
          </table:table-cell>
          <table:table-cell office:value-type="string" calcext:value-type="string">
            <text:p>Empêche le personnage de se déplacer. Malus d’esquive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Humidité</text:p>
          </table:table-cell>
          <table:table-cell office:value-type="string" calcext:value-type="string">
            <text:p>Subir Etat de choc après Humidité provoque Etourdissement. Subir Coup de froid provoque Gel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Infection</text:p>
          </table:table-cell>
          <table:table-cell office:value-type="string" calcext:value-type="string">
            <text:p>Le personnage est contagieux. Malus aux actions d’attaques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Maladie</text:p>
          </table:table-cell>
          <table:table-cell office:value-type="string" calcext:value-type="string">
            <text:p>Malus aux actions d’attaques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Pétrification</text:p>
          </table:table-cell>
          <table:table-cell office:value-type="string" calcext:value-type="string">
            <text:p>La cible est incapable de bouger et d'agir de manière permanente.</text:p>
          </table:table-cell>
          <table:table-cell office:value-type="string" calcext:value-type="string">
            <text:p>Immunité à Gel, Brûlure, Etat de choc, Empoisonnement, Charme, Terreur, Renversement, Coup de froid, Hémorragie, Téléportation, Provocation, Sommeil</text:p>
          </table:table-cell>
        </table:table-row>
        <table:table-row table:style-name="ro9">
          <table:table-cell/>
          <table:table-cell office:value-type="string" calcext:value-type="string">
            <text:p>Provocation</text:p>
          </table:table-cell>
          <table:table-cell office:value-type="string" calcext:value-type="string">
            <text:p>La cible est obligée d'attaquer le lanceur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Putréfaction</text:p>
          </table:table-cell>
          <table:table-cell office:value-type="string" calcext:value-type="string">
            <text:p>Le personnage subit des dégâts des soins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Renforcement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Renversement</text:p>
          </table:table-cell>
          <table:table-cell office:value-type="string" calcext:value-type="string">
            <text:p>Le personnage est à terre et incapable de se déplacer. Se relever prend un tour au combat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Silence</text:p>
          </table:table-cell>
          <table:table-cell office:value-type="string" calcext:value-type="string">
            <text:p>Empêche le personnage de parler et de lancer des sorts ayant des temps d’incantation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Sommeil</text:p>
          </table:table-cell>
          <table:table-cell office:value-type="string" calcext:value-type="string">
            <text:p>La cible est incapable d'agir ou de se déplacer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Terreur</text:p>
          </table:table-cell>
          <table:table-cell office:value-type="string" calcext:value-type="string">
            <text:p>Le personnage s'enfuit de terreur. Malus d’esquive.</text:p>
          </table:table-cell>
          <table:table-cell/>
        </table:table-row>
      </table:table>
      <table:table table:name="Pouvoirs supremes" table:style-name="ta1">
        <office:forms form:automatic-focus="false" form:apply-design-mode="false"/>
        <table:table-column table:style-name="co12" table:number-columns-repeated="5" table:default-cell-style-name="Default"/>
        <table:table-column table:style-name="co19" table:default-cell-style-name="Default"/>
        <table:table-row table:style-name="ro9" table:number-rows-repeated="2">
          <table:table-cell table:number-columns-repeated="6"/>
        </table:table-row>
        <table:table-row table:style-name="ro9">
          <table:table-cell/>
          <table:table-cell office:value-type="string" calcext:value-type="string">
            <text:p>Voyage temporel</text:p>
          </table:table-cell>
          <table:table-cell/>
          <table:table-cell office:value-type="string" calcext:value-type="string">
            <text:p>Permet de voir le passé et les avenirs possibles, mais seulement se déplacer dans le passé sans limite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Télépathie des âmes</text:p>
          </table:table-cell>
          <table:table-cell/>
          <table:table-cell office:value-type="string" calcext:value-type="string">
            <text:p>Permet de trouver n’importe quelle âme dans le monde et de communiquer avec elle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Omniscience</text:p>
          </table:table-cell>
          <table:table-cell/>
          <table:table-cell office:value-type="string" calcext:value-type="string">
            <text:p>Permet de tout savoir sur une personne et de s’approprier son savoir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Restauration corporelle</text:p>
          </table:table-cell>
          <table:table-cell/>
          <table:table-cell office:value-type="string" calcext:value-type="string">
            <text:p>Permet de réinitialiser un corps à son meilleur état (résurrection?)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Jouvence</text:p>
          </table:table-cell>
          <table:table-cell/>
          <table:table-cell office:value-type="string" calcext:value-type="string">
            <text:p>Permet de ne pas mourir de vieillesse et de faire rajeunir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Alchimie atomique</text:p>
          </table:table-cell>
          <table:table-cell/>
          <table:table-cell office:value-type="string" calcext:value-type="string">
            <text:p>Permet de transformer n’importe quel chose ou personne via l’équivalence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Apprentissage des cristaux</text:p>
          </table:table-cell>
          <table:table-cell/>
          <table:table-cell office:value-type="string" calcext:value-type="string">
            <text:p>Permet d’influer sur la capacité magique d’un individu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Possession corporelle</text:p>
          </table:table-cell>
          <table:table-cell/>
          <table:table-cell office:value-type="string" calcext:value-type="string">
            <text:p>Permet de posséder n’importe quel corps sans aucune résistance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hangement d’échelle</text:p>
          </table:table-cell>
          <table:table-cell/>
          <table:table-cell office:value-type="string" calcext:value-type="string">
            <text:p>Permet d’influer sur la taille d’un individu sans limite d’échelle, avec modification des caractéristiques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Création matérielle</text:p>
          </table:table-cell>
          <table:table-cell/>
          <table:table-cell office:value-type="string" calcext:value-type="string">
            <text:p>Permet de créer n’importe quoi non-vivant à partir de rien</text:p>
          </table:table-cell>
          <table:table-cell table:number-columns-repeated="2"/>
        </table:table-row>
        <table:table-row table:style-name="ro9">
          <table:table-cell table:number-columns-repeated="6"/>
        </table:table-row>
        <table:table-row table:style-name="ro9">
          <table:table-cell/>
          <table:table-cell office:value-type="string" calcext:value-type="string">
            <text:p>Annihilation</text:p>
          </table:table-cell>
          <table:table-cell/>
          <table:table-cell office:value-type="string" calcext:value-type="string">
            <text:p>Permet d’absorber toute énergie ou élément pour l’envoyer dans le Néant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Ordre absolu</text:p>
          </table:table-cell>
          <table:table-cell/>
          <table:table-cell office:value-type="string" calcext:value-type="string">
            <text:p>Permet de donner un ordre à un individu qui sera exécuté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Mémoire et liens</text:p>
          </table:table-cell>
          <table:table-cell/>
          <table:table-cell office:value-type="string" calcext:value-type="string">
            <text:p>Permet de modifier les souvenirs et les liens entre individus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Jugement de l'âme</text:p>
          </table:table-cell>
          <table:table-cell/>
          <table:table-cell office:value-type="string" calcext:value-type="string">
            <text:p>Permet de juger une âme défunte pour l’envoyer dans le Néant ou non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Dopage sensoriel</text:p>
          </table:table-cell>
          <table:table-cell/>
          <table:table-cell office:value-type="string" calcext:value-type="string">
            <text:p>Permet de manipuler les sens, jusqu’à les augmenter ou les effacer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Altération génétique</text:p>
          </table:table-cell>
          <table:table-cell/>
          <table:table-cell office:value-type="string" calcext:value-type="string">
            <text:p>Permet de créer de nouvelles espèces vivantes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xtase de l'âme</text:p>
          </table:table-cell>
          <table:table-cell/>
          <table:table-cell office:value-type="string" calcext:value-type="string">
            <text:p>Permet de tuer une personne en l’envoyant directement au Paradis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Voeu illusoire</text:p>
          </table:table-cell>
          <table:table-cell/>
          <table:table-cell office:value-type="string" calcext:value-type="string">
            <text:p>Permet d’accorder un vœu qui se réalisera seulement pendant une journée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Voyage dimensionnel</text:p>
          </table:table-cell>
          <table:table-cell/>
          <table:table-cell office:value-type="string" calcext:value-type="string">
            <text:p>Permet de se déplacer dans des réalités alternatives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Monde de l’imaginaire</text:p>
          </table:table-cell>
          <table:table-cell/>
          <table:table-cell office:value-type="string" calcext:value-type="string">
            <text:p>Permet de créer un espace avec ses propres règles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Assassin.A14:Assassin.K22" table:contains-header="false">
          <table:sort>
            <table:sort-by table:field-number="3" table:data-type="automatic"/>
          </table:sort>
        </table:database-range>
        <table:database-range table:name="__Anonymous_Sheet_DB__3" table:target-range-address="Bretteur.A6:Bretteur.K14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Sorcier.A9:Sorcier.K28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Enchanteur.A2:Enchanteur.J52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7" table:target-range-address="Druide.A2:Druide.L50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8" table:target-range-address="Pretre.A2:Pretre.K44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9" table:target-range-address="Barde.A2:Barde.K33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10" table:target-range-address="'En Attente'.B4:'En Attente'.D9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22:43:00.1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15:37:40.441000000</meta:creation-date>
    <dc:date>2022-04-24T22:55:21.529000000</dc:date>
    <meta:editing-duration>PT10H55M35S</meta:editing-duration>
    <meta:editing-cycles>180</meta:editing-cycles>
    <meta:generator>LibreOffice/7.3.2.2$Windows_X86_64 LibreOffice_project/49f2b1bff42cfccbd8f788c8dc32c1c309559be0</meta:generator>
    <meta:document-statistic meta:table-count="13" meta:cell-count="2618" meta:object-count="0"/>
  </office:meta>
</office:document-meta>
</file>